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officeooo:rsid="00255163" officeooo:paragraph-rsid="00255163" style:font-size-asian="14pt" style:font-size-complex="14pt"/>
    </style:style>
    <style:style style:name="P4" style:family="paragraph" style:parent-style-name="Standard">
      <style:text-properties fo:font-size="14pt" officeooo:paragraph-rsid="00344517" style:font-size-asian="14pt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officeooo:paragraph-rsid="003c1109" style:font-size-asian="14pt" style:font-size-complex="14pt"/>
    </style:style>
    <style:style style:name="P7" style:family="paragraph" style:parent-style-name="Standard">
      <style:text-properties fo:font-size="14pt" style:text-underline-style="none" style:font-size-asian="14pt" style:font-size-complex="14pt"/>
    </style:style>
    <style:style style:name="P8" style:family="paragraph" style:parent-style-name="Standard">
      <style:text-properties fo:font-size="14pt" style:text-underline-style="none" officeooo:paragraph-rsid="004af5ce" style:font-size-asian="14pt" style:font-size-complex="14pt"/>
    </style:style>
    <style:style style:name="P9" style:family="paragraph" style:parent-style-name="Standard">
      <style:text-properties fo:font-size="14pt" style:text-underline-style="none" officeooo:paragraph-rsid="00517f98" style:font-size-asian="14pt" style:font-size-complex="14pt"/>
    </style:style>
    <style:style style:name="P10" style:family="paragraph" style:parent-style-name="Standard">
      <style:text-properties fo:font-size="14pt" style:text-underline-style="none" officeooo:paragraph-rsid="004afb30" style:font-size-asian="14pt" style:font-size-complex="14pt"/>
    </style:style>
    <style:style style:name="P11" style:family="paragraph" style:parent-style-name="Standard">
      <style:text-properties fo:font-size="14pt" style:text-underline-style="none" fo:font-weight="normal" officeooo:rsid="00208bc3" officeooo:paragraph-rsid="0058ead7" style:font-size-asian="14pt" style:font-weight-asian="normal" style:font-size-complex="14pt" style:font-weight-complex="normal"/>
    </style:style>
    <style:style style:name="T1" style:family="text">
      <style:text-properties officeooo:rsid="001b185b"/>
    </style:style>
    <style:style style:name="T2" style:family="text">
      <style:text-properties officeooo:rsid="001ba13f"/>
    </style:style>
    <style:style style:name="T3" style:family="text">
      <style:text-properties officeooo:rsid="0022c71e"/>
    </style:style>
    <style:style style:name="T4" style:family="text">
      <style:text-properties officeooo:rsid="00248d00"/>
    </style:style>
    <style:style style:name="T5" style:family="text">
      <style:text-properties officeooo:rsid="0026b2e5"/>
    </style:style>
    <style:style style:name="T6" style:family="text">
      <style:text-properties style:text-underline-style="none" officeooo:rsid="0026b2e5"/>
    </style:style>
    <style:style style:name="T7" style:family="text">
      <style:text-properties style:text-underline-style="none" officeooo:rsid="002c5c78"/>
    </style:style>
    <style:style style:name="T8" style:family="text">
      <style:text-properties style:text-underline-style="none" officeooo:rsid="00377223"/>
    </style:style>
    <style:style style:name="T9" style:family="text">
      <style:text-properties style:text-underline-style="none" fo:font-weight="normal" officeooo:rsid="001b4c5c" style:font-weight-asian="normal" style:font-weight-complex="normal"/>
    </style:style>
    <style:style style:name="T10" style:family="text">
      <style:text-properties style:text-underline-style="none" fo:font-weight="normal" officeooo:rsid="001ef203" style:font-weight-asian="normal" style:font-weight-complex="normal"/>
    </style:style>
    <style:style style:name="T11" style:family="text">
      <style:text-properties officeooo:rsid="00271703"/>
    </style:style>
    <style:style style:name="T12" style:family="text">
      <style:text-properties officeooo:rsid="002875b2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6b2e5" style:font-weight-asian="bold" style:font-weight-complex="bold"/>
    </style:style>
    <style:style style:name="T15" style:family="text">
      <style:text-properties fo:font-weight="bold" officeooo:rsid="0058ead7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3d11a9"/>
    </style:style>
    <style:style style:name="T18" style:family="text">
      <style:text-properties style:text-underline-style="solid" style:text-underline-width="auto" style:text-underline-color="font-color" officeooo:rsid="00348973"/>
    </style:style>
    <style:style style:name="T19" style:family="text">
      <style:text-properties style:text-underline-style="solid" style:text-underline-width="auto" style:text-underline-color="font-color" officeooo:rsid="00358ce4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1b4c5c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58ead7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officeooo:rsid="0044dc1a"/>
    </style:style>
    <style:style style:name="T24" style:family="text">
      <style:text-properties style:text-underline-style="solid" style:text-underline-width="auto" style:text-underline-color="font-color" officeooo:rsid="0047bf14"/>
    </style:style>
    <style:style style:name="T25" style:family="text">
      <style:text-properties style:text-underline-style="solid" style:text-underline-width="auto" style:text-underline-color="font-color" officeooo:rsid="004afb30"/>
    </style:style>
    <style:style style:name="T26" style:family="text">
      <style:text-properties officeooo:rsid="002eceb8"/>
    </style:style>
    <style:style style:name="T27" style:family="text">
      <style:text-properties officeooo:rsid="002ee8e9"/>
    </style:style>
    <style:style style:name="T28" style:family="text">
      <style:text-properties officeooo:rsid="00330330"/>
    </style:style>
    <style:style style:name="T29" style:family="text">
      <style:text-properties style:font-name="Liberation Serif" officeooo:rsid="00330330" style:font-name-asian="Liberation Serif" style:font-name-complex="Liberation Serif"/>
    </style:style>
    <style:style style:name="T30" style:family="text">
      <style:text-properties officeooo:rsid="00348973"/>
    </style:style>
    <style:style style:name="T31" style:family="text">
      <style:text-properties officeooo:rsid="00358ce4"/>
    </style:style>
    <style:style style:name="T32" style:family="text">
      <style:text-properties officeooo:rsid="00377223"/>
    </style:style>
    <style:style style:name="T33" style:family="text">
      <style:text-properties officeooo:rsid="0037a566"/>
    </style:style>
    <style:style style:name="T34" style:family="text">
      <style:text-properties officeooo:rsid="0038ed7a"/>
    </style:style>
    <style:style style:name="T35" style:family="text">
      <style:text-properties officeooo:rsid="00447317"/>
    </style:style>
    <style:style style:name="T36" style:family="text">
      <style:text-properties officeooo:rsid="0047bf14"/>
    </style:style>
    <style:style style:name="T37" style:family="text">
      <style:text-properties officeooo:rsid="004d4c83"/>
    </style:style>
    <style:style style:name="T38" style:family="text">
      <style:text-properties officeooo:rsid="00536667"/>
    </style:style>
    <style:style style:name="T39" style:family="text">
      <style:text-properties officeooo:rsid="00555307"/>
    </style:style>
    <style:style style:name="T40" style:family="text">
      <style:text-properties officeooo:rsid="00557727"/>
    </style:style>
    <style:style style:name="T41" style:family="text">
      <style:text-properties officeooo:rsid="00562402"/>
    </style:style>
    <style:style style:name="T42" style:family="text">
      <style:text-properties officeooo:rsid="0058ea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E <text:span text:style-name="T1">MIN-MAX</text:span></text:p>
      <text:p text:style-name="Standard"/>
      <text:p text:style-name="P11"><text:span text:style-name="T20">Fonction</text:span> <text:span text:style-name="T13">minimax</text:span>(iTabPlateauDeJeu, profondeur, maximisant, iNbColonne, iNbLigne, iNbJetonVictoire) : Entier</text:p>
      <text:p text:style-name="P11"/>
      <text:p text:style-name="P11"><text:span text:style-name="T22">Début :</text:span><text:line-break/> <text:s text:c="3"/>iVerif = Verif(iTabPlateauDeJeu, iNbColonne, iNbLigne, iNbJetonVictoire)<text:line-break/> <text:line-break/> <text:s text:c="3"/><text:span text:style-name="T16">Si</text:span> profondeur == 0 ou iVerif != 0 <text:span text:style-name="T16">alors</text:span><text:line-break/> <text:s text:c="7"/><text:span text:style-name="T16">Si</text:span> iVerif == 1 <text:span text:style-name="T16">alors</text:span><text:line-break/> <text:s text:c="11"/>retourner -1000 <text:line-break/> <text:s text:c="7"/><text:span text:style-name="T16">Sinon si</text:span> iVerif == 2 <text:span text:style-name="T16">alors</text:span><text:line-break/> <text:s text:c="11"/>retourner 1000 <text:line-break/> <text:s text:c="7"/><text:span text:style-name="T16">Sinon si</text:span> iVerif == 3 <text:span text:style-name="T16">alors</text:span><text:line-break/> <text:s text:c="11"/>retourner 0 <text:line-break/> <text:s text:c="7"/><text:span text:style-name="T16">Sinon si</text:span> iVerif == 0 <text:span text:style-name="T16">alors</text:span><text:line-break/> <text:s text:c="11"/>retourner 0 <text:line-break/> <text:s text:c="7"/><text:span text:style-name="T16">Fin si</text:span><text:line-break/> <text:s text:c="3"/><text:span text:style-name="T16">Fin si</text:span><text:line-break/> <text:s text:c="3"/><text:line-break/> <text:s text:c="3"/><text:span text:style-name="T16">Si</text:span> maximisant <text:span text:style-name="T16">alors</text:span><text:line-break/> <text:s text:c="7"/>max_eval = -∞<text:line-break/> <text:s text:c="7"/><text:line-break/> <text:s text:c="6"/><text:span text:style-name="T16"><text:s/>Pour chaque</text:span> colonne <text:span text:style-name="T16">dans</text:span> iTabPlateauDeJeu <text:span text:style-name="T16">faire</text:span><text:line-break/> <text:s text:c="11"/><text:span text:style-name="T16">Si</text:span> est_colonne_valide(iTabPlateauDeJeu, colonne, iNbLigne) <text:span text:style-name="T16">alors</text:span><text:line-break/> <text:s text:c="15"/>grille_temp = CopieProfonde(iTabPlateauDeJeu)<text:line-break/> <text:s text:c="15"/>jouer_coup(grille_temp, colonne, 2)<text:line-break/> <text:s text:c="15"/>evaluation = minimax(grille_temp, profondeur - 1, Faux, iNbColonne, iNbLigne, iNbJetonVictoire)<text:line-break/> <text:s text:c="15"/>max_eval = Max(max_eval, evaluation)<text:line-break/> <text:s text:c="11"/><text:span text:style-name="T16">Fin si</text:span><text:line-break/> <text:s text:c="7"/><text:span text:style-name="T16">Fin</text:span> Pour<text:line-break/> <text:s text:c="7"/><text:line-break/> <text:s text:c="7"/>Retourner max_eval<text:line-break/> <text:s text:c="3"/><text:span text:style-name="T16">Sinon</text:span><text:line-break/> <text:s text:c="7"/>// Joueur 1 cherche à minimiser le score<text:line-break/> <text:s text:c="7"/>min_eval = +∞<text:line-break/> <text:s text:c="7"/><text:line-break/> <text:s text:c="7"/><text:span text:style-name="T16">Pour chaque</text:span> colonne dans iTabPlateauDeJeu faire<text:line-break/> <text:s text:c="11"/><text:span text:style-name="T16">Si</text:span> est_colonne_valide(iTabPlateauDeJeu, colonne, iNbLigne) <text:span text:style-name="T16">alors</text:span><text:line-break/> <text:s text:c="15"/>grille_temp = CopieProfonde(iTabPlateauDeJeu)<text:line-break/> <text:s text:c="15"/>jouer_coup(grille_temp, colonne, 1)<text:line-break/> <text:s text:c="15"/>evaluation = minimax(grille_temp, profondeur - 1, Vrai, iNbColonne, iNbLigne, iNbJetonVictoire)<text:line-break/><text:soft-page-break/> <text:s text:c="15"/>min_eval = Min(min_eval, evaluation)<text:line-break/> <text:s text:c="11"/><text:span text:style-name="T16">Fin si</text:span><text:line-break/> <text:s text:c="7"/><text:span text:style-name="T16">Fin</text:span> Pour<text:line-break/> <text:s text:c="7"/><text:line-break/> <text:s text:c="7"/>Retourner min_eval<text:line-break/> <text:s text:c="3"/><text:span text:style-name="T16">Fin si</text:span><text:line-break/><text:span text:style-name="T20">Fin</text:span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9T14:31:15.280526112</meta:creation-date>
    <dc:date>2024-01-21T17:46:54.974000000</dc:date>
    <meta:editing-duration>PT1H26M33S</meta:editing-duration>
    <meta:editing-cycles>59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3" meta:word-count="158" meta:character-count="1656" meta:non-whitespace-character-count="1093"/>
  </office:meta>
</office:document-meta>
</file>